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cusClass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ateField.get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cusClass.focusLost( Focus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cusClass.Focu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ateField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ocus.Key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ateField.JD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ateField.posToField(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ateField.parseDate( String date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ateField.JDateField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ateField.update( int addend , boolean shif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eyFocus.keyPressed( Key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